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D0000002D483AF5A2.png"/>
  <manifest:file-entry manifest:media-type="image/png" manifest:full-path="Pictures/10000000000003E6000000010F3809F8.png"/>
  <manifest:file-entry manifest:media-type="image/png" manifest:full-path="Pictures/10000000000003FF0000005049CB70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ymbol" svg:font-family="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Negrita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dulos" style:family="table">
      <style:table-properties style:width="12.527cm" fo:margin-left="1.831cm" fo:margin-right="2.427cm" table:align="margins" style:shadow="none" style:writing-mode="lr-tb"/>
    </style:style>
    <style:style style:name="Modulos.A" style:family="table-column">
      <style:table-column-properties style:column-width="6.179cm" style:rel-column-width="3516*"/>
    </style:style>
    <style:style style:name="Modulos.B" style:family="table-column">
      <style:table-column-properties style:column-width="6.348cm" style:rel-column-width="3612*"/>
    </style:style>
    <style:style style:name="Modulos.1" style:family="table-row">
      <style:table-row-properties fo:background-color="#003366">
        <style:background-image/>
      </style:table-row-properties>
    </style:style>
    <style:style style:name="Modulos.A1" style:family="table-cell">
      <style:table-cell-properties style:vertical-align="middle" fo:background-color="transparent" fo:padding="0.097cm" fo:border-left="0.002cm solid #333366" fo:border-right="none" fo:border-top="0.002cm solid #333366" fo:border-bottom="0.002cm solid #333366">
        <style:background-image/>
      </style:table-cell-properties>
    </style:style>
    <style:style style:name="Modulos.B1" style:family="table-cell">
      <style:table-cell-properties style:vertical-align="middle" fo:background-color="transparent" fo:padding="0.097cm" fo:border-left="0.002cm solid #ffffff" fo:border-right="0.002cm solid #333366" fo:border-top="0.002cm solid #333366" fo:border-bottom="0.002cm solid #333366">
        <style:background-image/>
      </style:table-cell-properties>
    </style:style>
    <style:style style:name="Modulos.2" style:family="table-row">
      <style:table-row-properties fo:background-color="#ffffff">
        <style:background-image/>
      </style:table-row-properties>
    </style:style>
    <style:style style:name="Modulos.A2" style:family="table-cell">
      <style:table-cell-properties fo:background-color="transparent" fo:padding="0.097cm" fo:border-left="0.002cm solid #333366" fo:border-right="none" fo:border-top="none" fo:border-bottom="0.002cm solid #333366">
        <style:background-image/>
      </style:table-cell-properties>
    </style:style>
    <style:style style:name="Modulos.B2" style:family="table-cell">
      <style:table-cell-properties fo:background-color="transparent" fo:padding="0.097cm" fo:border-left="0.002cm solid #333366" fo:border-right="0.002cm solid #333366" fo:border-top="none" fo:border-bottom="0.002cm solid #333366">
        <style:background-image/>
      </style:table-cell-properties>
    </style:style>
    <style:style style:name="Tabla1" style:family="table">
      <style:table-properties style:width="14.051cm" fo:margin-left="1.323cm" fo:margin-right="1.411cm" table:align="margins" style:shadow="none" style:writing-mode="lr-tb"/>
    </style:style>
    <style:style style:name="Tabla1.A" style:family="table-column">
      <style:table-column-properties style:column-width="4.81cm" style:rel-column-width="2736*"/>
    </style:style>
    <style:style style:name="Tabla1.B" style:family="table-column">
      <style:table-column-properties style:column-width="3.946cm" style:rel-column-width="2244*"/>
    </style:style>
    <style:style style:name="Tabla1.C" style:family="table-column">
      <style:table-column-properties style:column-width="5.295cm" style:rel-column-width="3012*"/>
    </style:style>
    <style:style style:name="Tabla1.1" style:family="table-row">
      <style:table-row-properties fo:background-color="#003366">
        <style:background-image/>
      </style:table-row-properties>
    </style:style>
    <style:style style:name="Tabla1.A1" style:family="table-cell">
      <style:table-cell-properties fo:padding="0.097cm" fo:border-left="0.002cm solid #333366" fo:border-right="none" fo:border-top="0.002cm solid #333366" fo:border-bottom="0.002cm solid #ffffff"/>
    </style:style>
    <style:style style:name="Tabla1.B1" style:family="table-cell">
      <style:table-cell-properties fo:padding="0.097cm" fo:border-left="0.002cm solid #ffffff" fo:border-right="none" fo:border-top="0.002cm solid #333366" fo:border-bottom="0.002cm solid #ffffff"/>
    </style:style>
    <style:style style:name="Tabla1.C1" style:family="table-cell">
      <style:table-cell-properties fo:padding="0.097cm" fo:border-left="0.002cm solid #ffffff" fo:border-right="0.002cm solid #333366" fo:border-top="0.002cm solid #333366" fo:border-bottom="0.002cm solid #ffffff"/>
    </style:style>
    <style:style style:name="Tabla1.A2" style:family="table-cell">
      <style:table-cell-properties fo:padding="0.097cm" fo:border-left="0.002cm solid #333366" fo:border-right="0.002cm solid #333366" fo:border-top="none" fo:border-bottom="0.002cm solid #333366"/>
    </style:style>
    <style:style style:name="Tabla1.3" style:family="table-row">
      <style:table-row-properties fo:background-color="#ffffff">
        <style:background-image/>
      </style:table-row-properties>
    </style:style>
    <style:style style:name="Tabla1.A3" style:family="table-cell">
      <style:table-cell-properties fo:padding="0.097cm" fo:border-left="0.002cm solid #003366" fo:border-right="none" fo:border-top="0.002cm solid #003366" fo:border-bottom="0.002cm solid #003366"/>
    </style:style>
    <style:style style:name="Tabla1.C3" style:family="table-cell">
      <style:table-cell-properties fo:padding="0.097cm" fo:border="0.002cm solid #003366"/>
    </style:style>
    <style:style style:name="Tabla1.A4" style:family="table-cell">
      <style:table-cell-properties fo:padding="0.097cm" fo:border-left="0.002cm solid #003366" fo:border-right="none" fo:border-top="none" fo:border-bottom="0.002cm solid #003366"/>
    </style:style>
    <style:style style:name="Tabla1.C4" style:family="table-cell">
      <style:table-cell-properties fo:padding="0.097cm" fo:border-left="0.002cm solid #003366" fo:border-right="0.002cm solid #003366" fo:border-top="none" fo:border-bottom="0.002cm solid #003366"/>
    </style:style>
    <style:style style:name="Tabla1.A19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9" style:family="table-cell">
      <style:table-cell-properties fo:padding="0.097cm" fo:border-left="0.002cm solid #003366" fo:border-right="none" fo:border-top="0.002cm solid #ffffff" fo:border-bottom="0.002cm solid #ffffff"/>
    </style:style>
    <style:style style:name="Tabla1.C19" style:family="table-cell">
      <style:table-cell-properties fo:padding="0.097cm" fo:border-left="0.002cm solid #003366" fo:border-right="0.002cm solid #ffffff" fo:border-top="0.002cm solid #ffffff" fo:border-bottom="0.002cm solid #ffffff"/>
    </style:style>
    <style:style style:name="P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FreeSans" fo:font-size="10pt" fo:language="ca" fo:country="ES" style:font-name-asian="FreeSans" style:font-size-asian="10pt" style:font-name-complex="FreeSans" style:font-size-complex="10pt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3" style:family="paragraph" style:parent-style-name="Standard" style:list-style-name="RTF_5f_Num_20_2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font-size="10.5pt" fo:language="ca" fo:country="ES" fo:font-weight="normal" style:font-size-asian="10.5pt" style:font-weight-asian="normal" style:font-size-complex="10.5pt" style:font-weight-complex="normal"/>
    </style:style>
    <style:style style:name="P5" style:family="paragraph" style:parent-style-name="Standard" style:list-style-name="L11">
      <style:paragraph-properties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6" style:family="paragraph" style:parent-style-name="Standard" style:list-style-name="L10">
      <style:paragraph-properties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7" style:family="paragraph" style:parent-style-name="Standard" style:list-style-name="L12">
      <style:paragraph-properties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8" style:family="paragraph" style:parent-style-name="Standard">
      <style:paragraph-properties style:writing-mode="lr-tb"/>
      <style:text-properties style:font-name="Times New Roman" fo:font-size="10.5pt" fo:language="ca" fo:country="ES" fo:font-weight="normal" style:font-size-asian="10.5pt" style:font-weight-asian="normal" style:font-size-complex="10.5pt" style:font-weight-complex="normal"/>
    </style:style>
    <style:style style:name="P9" style:family="paragraph" style:parent-style-name="Standard" style:list-style-name="L11">
      <style:paragraph-properties style:writing-mode="lr-tb">
        <style:tab-stops/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 style:list-style-name="L10">
      <style:paragraph-properties style:writing-mode="lr-tb">
        <style:tab-stops/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 style:list-style-name="L4">
      <style:paragraph-properties style:writing-mode="lr-tb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2" style:family="paragraph" style:parent-style-name="Standard" style:list-style-name="L3">
      <style:paragraph-properties style:writing-mode="lr-tb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 style:list-style-name="L5">
      <style:paragraph-properties style:writing-mode="lr-tb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4" style:family="paragraph" style:parent-style-name="Standard" style:list-style-name="L6">
      <style:paragraph-properties style:writing-mode="lr-tb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 style:list-style-name="L8">
      <style:paragraph-properties style:writing-mode="lr-tb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6" style:family="paragraph" style:parent-style-name="Standard" style:list-style-name="L7">
      <style:paragraph-properties style:writing-mode="lr-tb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7" style:family="paragraph" style:parent-style-name="Standard" style:list-style-name="L8">
      <style:paragraph-properties style:writing-mode="lr-tb">
        <style:tab-stops/>
      </style:paragraph-properties>
      <style:text-properties fo:font-weight="bold" style:font-weight-asian="bold" style:font-weight-complex="bold"/>
    </style:style>
    <style:style style:name="P18" style:family="paragraph" style:parent-style-name="Standard" style:master-page-name="">
      <style:paragraph-properties fo:margin-left="0cm" fo:margin-right="0.677cm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19" style:family="paragraph" style:parent-style-name="Standard" style:master-page-name="">
      <style:paragraph-properties fo:margin-left="0.042cm" fo:margin-right="2.159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20" style:family="paragraph" style:parent-style-name="Standard" style:master-page-name="">
      <style:paragraph-properties fo:margin-left="0.169cm" fo:margin-right="1.503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21" style:family="paragraph" style:parent-style-name="Standard" style:master-page-name="">
      <style:paragraph-properties fo:margin-left="0.085cm" fo:margin-right="1.482cm" fo:text-align="justify" style:justify-single-word="false" fo:text-indent="0cm" style:auto-text-indent="false" style:page-number="auto" style:writing-mode="lr-tb">
        <style:tab-stops/>
      </style:paragraph-properties>
    </style:style>
    <style:style style:name="P22" style:family="paragraph" style:parent-style-name="Standard" style:master-page-name="">
      <style:paragraph-properties fo:margin-left="0.042cm" fo:margin-right="1.503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23" style:family="paragraph" style:parent-style-name="Standard" style:master-page-name="">
      <style:paragraph-properties fo:margin-left="0.042cm" fo:margin-right="1.461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24" style:family="paragraph" style:parent-style-name="Standard" style:master-page-name="">
      <style:paragraph-properties fo:margin-left="0.042cm" fo:margin-right="1.461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25" style:family="paragraph" style:parent-style-name="Standard" style:master-page-name="">
      <style:paragraph-properties fo:margin-left="0.042cm" fo:margin-right="1.461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26" style:family="paragraph" style:parent-style-name="Standard" style:master-page-name="">
      <style:paragraph-properties fo:margin-left="0.042cm" fo:margin-right="1.461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27" style:family="paragraph" style:parent-style-name="Standard" style:master-page-name="">
      <style:paragraph-properties fo:margin-left="0.042cm" fo:margin-right="1.439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28" style:family="paragraph" style:parent-style-name="Standard" style:master-page-name="">
      <style:paragraph-properties fo:margin-left="0.042cm" fo:margin-right="1.439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29" style:family="paragraph" style:parent-style-name="Standard" style:master-page-name="">
      <style:paragraph-properties fo:margin-left="0.042cm" fo:margin-right="1.418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30" style:family="paragraph" style:parent-style-name="Standard" style:master-page-name="">
      <style:paragraph-properties fo:margin-left="0.042cm" fo:margin-right="1.482cm" fo:text-align="justify" style:justify-single-word="false" fo:text-indent="0cm" style:auto-text-indent="false" style:page-number="auto" style:writing-mode="lr-tb">
        <style:tab-stops/>
      </style:paragraph-properties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mic Sans MS" fo:font-size="10.5pt" fo:font-weight="normal" style:font-name-asian="FreeSans" style:font-size-asian="10.5pt" style:font-weight-asian="normal" style:font-name-complex="FreeSans" style:font-size-complex="10.5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name-asian="FreeSans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ffffff" style:font-name="Comic Sans MS" fo:font-size="10.5pt" fo:font-weight="bold" style:font-name-asian="FreeSans" style:font-size-asian="10.5pt" style:font-weight-asian="bold" style:font-name-complex="FreeSans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Comic Sans MS" fo:font-size="10.5pt" fo:font-weight="normal" style:font-name-asian="FreeSans" style:font-size-asian="10.5pt" style:font-weight-asian="normal" style:font-name-complex="FreeSans" style:font-size-complex="10.5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Comic Sans MS" fo:font-size="10.5pt" fo:font-weight="normal" style:font-size-asian="10.5pt" style:font-weight-asian="normal" style:font-size-complex="10.5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3366" style:text-outline="false" style:text-line-through-style="none" style:font-name="Comic Sans MS" fo:font-size="9pt" fo:font-style="normal" fo:text-shadow="none" style:text-underline-style="none" fo:font-weight="bold" style:font-name-asian="FreeSans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text-properties fo:color="#003366" style:font-name="Comic Sans MS" fo:font-size="9pt" fo:font-weight="bold" style:font-name-asian="FreeSans" style:font-size-asian="9pt" style:font-weight-asian="bold" style:font-name-complex="FreeSans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3366" style:font-name="Comic Sans MS" fo:font-size="9pt" fo:font-weight="bold" style:font-name-asian="FreeSans" style:font-size-asian="9pt" style:font-weight-asian="bold" style:font-name-complex="FreeSans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3366" style:font-name="Comic Sans M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text-properties fo:color="#003366" style:font-name="Comic Sans MS" fo:font-size="10.5pt" fo:font-weight="normal" style:font-name-asian="FreeSans" style:font-size-asian="10.5pt" style:font-weight-asian="normal" style:font-name-complex="FreeSans" style:font-size-complex="10.5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3366" style:font-name="Comic Sans MS" fo:font-size="10.5pt" fo:font-weight="normal" style:font-name-asian="FreeSans" style:font-size-asian="10.5pt" style:font-weight-asian="normal" style:font-name-complex="FreeSans" style:font-size-complex="10.5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3366" style:font-name="Comic Sans MS" fo:font-size="10.5pt" fo:font-weight="normal" style:font-size-asian="10.5pt" style:font-weight-asian="normal" style:font-size-complex="10.5pt" style:font-weight-complex="normal"/>
    </style:style>
    <style:style style:name="P43" style:family="paragraph" style:parent-style-name="Bullet_20_List" style:list-style-name="">
      <style:paragraph-properties fo:margin-left="0cm" fo:margin-right="0cm" fo:text-indent="0cm" style:auto-text-indent="false" style:writing-mode="lr-tb"/>
      <style:text-properties style:font-name="Times New Roman" fo:font-size="10.5pt" fo:language="ca" fo:country="ES" fo:font-weight="normal" style:font-size-asian="10.5pt" style:font-weight-asian="normal" style:font-size-complex="10.5pt" style:font-weight-complex="normal"/>
    </style:style>
    <style:style style:name="P44" style:family="paragraph" style:parent-style-name="Bullet_20_List" style:list-style-name="RTF_5f_Num_20_4" style:master-page-name="">
      <style:paragraph-properties fo:margin-left="0.042cm" fo:margin-right="1.461cm" fo:text-align="justify" style:justify-single-word="false" fo:text-indent="0cm" style:auto-text-indent="false" style:page-number="auto" style:writing-mode="lr-tb">
        <style:tab-stops/>
      </style:paragraph-properties>
      <style:text-properties fo:color="#003366" style:font-name="Comic Sans MS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style:font-name-asian="FreeSans" style:font-name-complex="FreeSans"/>
    </style:style>
    <style:style style:name="T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size="10.5pt" fo:language="ca" fo:country="ES" fo:font-weight="normal" style:font-name-asian="FreeSans" style:font-size-asian="10.5pt" style:font-weight-asian="normal" style:font-name-complex="FreeSans" style:font-size-complex="10.5pt" style:font-weight-complex="normal"/>
    </style:style>
    <style:style style:name="T5" style:family="text">
      <style:text-properties style:font-name="Times New Roman" fo:font-size="10.5pt" fo:language="ca" fo:country="ES" style:font-name-asian="FreeSans" style:font-size-asian="10.5pt" style:font-name-complex="FreeSans" style:font-size-complex="10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ca" fo:country="ES" style:font-name-asian="FreeSans" style:font-name-complex="FreeSans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3366"/>
    </style:style>
    <style:style style:name="T10" style:family="text">
      <style:text-properties fo:color="#003366" style:font-name="Comic Sans MS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Introducción Del Proyecto</text:h>
      <text:h text:style-name="Heading_20_2" text:outline-level="2"><text:tab/>1.1 Título</text:h>
      <text:list xml:id="list3319119352799861061" text:style-name="RTF_5f_Num_20_2">
        <text:list-item>
          <text:p text:style-name="P3"/>
        </text:list-item>
      </text:list>
      <text:p text:style-name="P2"/>
      <text:p text:style-name="P2"><draw:frame draw:style-name="fr1" draw:name="gráficos2" text:anchor-type="paragraph" svg:width="4.154cm" svg:height="1.191cm" draw:z-index="0"><draw:image xlink:href="Pictures/100000000000009D0000002D483AF5A2.png" xlink:type="simple" xlink:show="embed" xlink:actuate="onLoad"/></draw:frame><text:tab/></text:p>
      <text:h text:style-name="Heading_20_2" text:outline-level="2"><text:span text:style-name="T7"><text:tab/>1.2 Modulos Implicados</text:span></text:h>
      <text:p text:style-name="P2"/>
      <table:table table:name="Modulos" table:style-name="Modulos">
        <table:table-column table:style-name="Modulos.A"/>
        <table:table-column table:style-name="Modulos.B"/>
        <table:table-row table:style-name="Modulos.1">
          <table:table-cell table:style-name="Modulos.A1" office:value-type="string">
            <text:p text:style-name="P32">Módulo</text:p>
          </table:table-cell>
          <table:table-cell table:style-name="Modulos.B1" office:value-type="string">
            <text:p text:style-name="P32">Recurso Utilizado</text:p>
          </table:table-cell>
        </table:table-row>
        <table:table-row table:style-name="Modulos.2">
          <table:table-cell table:style-name="Modulos.A2" office:value-type="string">
            <text:p text:style-name="P36">Base de Datos</text:p>
          </table:table-cell>
          <table:table-cell table:style-name="Modulos.B2" office:value-type="string">
            <text:p text:style-name="P36">Mysql</text:p>
          </table:table-cell>
        </table:table-row>
        <table:table-row table:style-name="Modulos.2">
          <table:table-cell table:style-name="Modulos.A2" office:value-type="string">
            <text:p text:style-name="P36">Lenguaje de Marcas</text:p>
          </table:table-cell>
          <table:table-cell table:style-name="Modulos.B2" office:value-type="string">
            <text:p text:style-name="P36">HTML</text:p>
          </table:table-cell>
        </table:table-row>
        <table:table-row table:style-name="Modulos.2">
          <table:table-cell table:style-name="Modulos.A2" office:value-type="string">
            <text:p text:style-name="P36">Desarrollo Web Cliente</text:p>
          </table:table-cell>
          <table:table-cell table:style-name="Modulos.B2" office:value-type="string">
            <text:p text:style-name="P36">JavaScript</text:p>
          </table:table-cell>
        </table:table-row>
        <table:table-row table:style-name="Modulos.2">
          <table:table-cell table:style-name="Modulos.A2" office:value-type="string">
            <text:p text:style-name="P36">Desarrollo Web Servidor</text:p>
          </table:table-cell>
          <table:table-cell table:style-name="Modulos.B2" office:value-type="string">
            <text:p text:style-name="P36">PHP</text:p>
          </table:table-cell>
        </table:table-row>
        <table:table-row table:style-name="Modulos.2">
          <table:table-cell table:style-name="Modulos.A2" office:value-type="string">
            <text:p text:style-name="P36">Stylesheet</text:p>
          </table:table-cell>
          <table:table-cell table:style-name="Modulos.B2" office:value-type="string">
            <text:p text:style-name="P36">CSS</text:p>
          </table:table-cell>
        </table:table-row>
        <table:table-row table:style-name="Modulos.2">
          <table:table-cell table:style-name="Modulos.A2" office:value-type="string">
            <text:p text:style-name="P36">FrameWork</text:p>
          </table:table-cell>
          <table:table-cell table:style-name="Modulos.B2" office:value-type="string">
            <text:p text:style-name="P36">Bootstrap</text:p>
          </table:table-cell>
        </table:table-row>
        <table:table-row table:style-name="Modulos.2">
          <table:table-cell table:style-name="Modulos.A2" office:value-type="string">
            <text:p text:style-name="P36">Editor</text:p>
          </table:table-cell>
          <table:table-cell table:style-name="Modulos.B2" office:value-type="string">
            <text:p text:style-name="P36">Sublime Text 3</text:p>
          </table:table-cell>
        </table:table-row>
      </table:table>
      <text:list xml:id="list39429407" text:continue-numbering="true" text:style-name="RTF_5f_Num_20_2">
        <text:list-item>
          <text:p text:style-name="P3"/>
        </text:list-item>
      </text:list>
      <text:p text:style-name="P2"><text:tab/></text:p>
      <text:h text:style-name="Heading_20_2" text:outline-level="2"><text:tab/>1.3 Objetivos del proyecto</text:h>
      <text:p text:style-name="P2"/>
      <text:p text:style-name="P20"><text:tab/>El objetivo es facilitar el proceso de tramitacion de ofertas de trabajo de aquellas empresas <text:tab/>que quieran contratar a gente formada en los diversos grados que ofrezca aquel centro que <text:tab/>hacienso uso de esta web, haciendo que el proceso de recomendacion de alumnos para dichas <text:tab/>ofertas se realice de manera automatizada, a traves de una solicitud de ciertas<text:tab/>capacidades o de los requisitos que requiera la empresa para cubrir el puesto de trabajo<text:tab/>ofrecido.</text:p>
      <text:h text:style-name="Heading_20_2" text:outline-level="2"><text:s text:c="5"/>1.4 Tipo de Proyecto</text:h>
      <text:p text:style-name="P2"/>
      <text:p text:style-name="P21"><text:span text:style-name="T4"><text:tab/>Aplicacion web usando la estructura MVC (Modelo Vista Controlador) la cual pretende <text:tab/>separar los datos y logica del negocio, de la interfaz de usuario y el modulo encargado <text:tab/>de gestionar los eventos y la comunicacion entre las diversas partes.</text:span></text:p>
      <text:h text:style-name="Heading_20_2" text:outline-level="2"><text:span text:style-name="T4"><text:s text:c="9"/></text:span>1.5 Breve Descripción</text:h>
      <text:p text:style-name="Text_20_body"/>
      <text:p text:style-name="P22"><text:tab/>Web destinada al acercamiento de alumos, tanto que recien obtienen su titulacion, como <text:tab/>aquellos antiguos alumnos que lo obtuvieron tiempo atras, a las empresas que optan<text:tab/>por la<text:tab/>contratacion de gente joven, a a que formar e instruir en el ambito laboral.</text:p>
      <text:p text:style-name="P2"/>
      <text:h text:style-name="Heading_20_2" text:outline-level="2"><text:soft-page-break/></text:h>
      <text:h text:style-name="Heading_20_2" text:outline-level="2"><text:s text:c="5"/>1.6 Orientación para el Desarrollador</text:h>
      <text:p text:style-name="P2"><text:tab/></text:p>
      <text:p text:style-name="P23"><text:tab/>Web desarrollada en PHP con un sistema de bases de datos relaccional que es MySQL, que se <text:tab/>apolla sobre diversas plantilla de HTML que reciben su estilo de Bootstrap a traves de CSS, <text:tab/>estas plantillas interactuan con el cliente a traves de JavaScript y Jquery</text:p>
      <text:h text:style-name="Heading_20_2" text:outline-level="2"><text:s text:c="5"/>1.5 Recursos bibliográficos</text:h>
      <text:p text:style-name="P2"><text:tab/></text:p>
      <text:p text:style-name="P2"><text:tab/><text:span text:style-name="T6">PHP</text:span></text:p>
      <text:p text:style-name="P2"><text:tab/><text:tab/>http://stackoverflow.com/</text:p>
      <text:p text:style-name="P2"><text:tab/><text:tab/>https://secure.php.net/manual/es/index.php</text:p>
      <text:p text:style-name="P2"><text:tab/><text:span text:style-name="T6">Bootstrap: </text:span></text:p>
      <text:p text:style-name="P1"><text:span text:style-name="T3"><text:tab/><text:tab/></text:span><text:a xlink:type="simple" xlink:href="https://librosweb.es/libro/bootstrap_3/" text:style-name="Internet_20_link" text:visited-style-name="Visited_20_Internet_20_Link"><text:span text:style-name="T3">https://librosweb.es/libro/bootstrap_3/</text:span></text:a></text:p>
      <text:p text:style-name="P2"><text:tab/><text:tab/>http://getbootstrap.com/css/</text:p>
      <text:p text:style-name="P2"><text:tab/></text:p>
      <text:p text:style-name="P2"><text:tab/><text:span text:style-name="T6">JavaScript y Jquery:</text:span></text:p>
      <text:p text:style-name="P1"><text:span text:style-name="T3"><text:tab/><text:tab/></text:span><text:a xlink:type="simple" xlink:href="http://www.w3schools.com/js/" text:style-name="Internet_20_link" text:visited-style-name="Visited_20_Internet_20_Link"><text:span text:style-name="T3">http://www.w3schools.com/js/</text:span></text:a></text:p>
      <text:p text:style-name="P4"><text:span text:style-name="T2"><text:tab/><text:tab/>http://www.w3schools.com/jquery/</text:span></text:p>
      <text:h text:style-name="Heading_20_1" text:outline-level="1"><text:span text:style-name="T2">Análisis y estudio del actual sistema</text:span></text:h>
      <text:p text:style-name="P8"><text:span text:style-name="T2"/></text:p>
      <text:h text:style-name="Heading_20_2" text:outline-level="2"><text:s text:c="5"/>2.1 Estudio del sistema actual</text:h>
      <text:p text:style-name="P2"><text:tab/></text:p>
      <text:p text:style-name="P27"><text:tab/>No existe ningun sistema actual, a parte de la comunicacion entre empresas y centro, el cual <text:tab/>recomienda a los alumnos que creen capaces de cubrir las necesidades que requiere la empresa</text:p>
      <text:h text:style-name="Heading_20_2" text:outline-level="2"><text:s text:c="5"/>2.2 Evaluación de Viabilidad del actual sistema</text:h>
      <text:p text:style-name="P2"><text:tab/></text:p>
      <text:p text:style-name="P27"><text:tab/>El sistema utilizado actualmente no es viable puesto que es algo muy rustico y que podriamos <text:tab/>automatizar muy facilmente a atraves de la web, a parte que es un tarea casi imposible de <text:tab/>para los profesores las capacidades y campos en los que sus alumnos estan mas preparados <text:tab/>para afrontar en el ambito laboral, debido al numero de alumnos a los que imparten clases mas <text:tab/>aquellos alumnos de otras promociones anteriores</text:p>
      <text:p text:style-name="P2"/>
      <text:h text:style-name="Heading_20_2" text:outline-level="2"><text:s text:c="4"/>2.3 Análisis requerimientos del nuevo sistema</text:h>
      <text:p text:style-name="P2"><text:tab/></text:p>
      <text:p text:style-name="P29"><text:tab/>El nuevo sistema deberia solucionar los problemas expuestos en este documento, de manera <text:tab/>que este proceso se realice de manera automatica y sencilla tanto para el centro como para las <text:tab/>empresas que necesiten de personal recien formado y con ganas de empezar en el ambito <text:tab/>laboral.</text:p>
      <text:p text:style-name="P43"/>
      <text:h text:style-name="Heading_20_1" text:outline-level="1"><text:soft-page-break/></text:h>
      <text:h text:style-name="Heading_20_1" text:outline-level="1">Diseño de la solución</text:h>
      <text:h text:style-name="Heading_20_2" text:outline-level="2"><text:s text:c="6"/>3.1 Análisis posibles soluciones</text:h>
      <text:p text:style-name="P2"><text:tab/></text:p>
      <text:p text:style-name="P19"><text:tab/>Para automatizar este proceso, se plantea la posibilidad de crear una aplicacion web que <text:tab/>gestione una base de datos con los alumnos y las capacidades que poseen, y que les <text:tab/>trasmista a estos las solicitudes de personal que generaran las empresas a traves de <text:tab/>formularios en los que especificaran las necesidades que tienen para cubrir el puesto <text:tab/>laborar, todo esto se realizara mediente correos generados automaticamente por la <text:tab/>aplicaccion y que solo enviara a aquellos alumnos que cumplan dichos requerimientos.</text:p>
      <text:p text:style-name="P2"/>
      <text:h text:style-name="Heading_20_2" text:outline-level="2"><text:s text:c="5"/>3.2 Descripción solución escogida</text:h>
      <text:p text:style-name="P2"><text:tab/></text:p>
      <text:p text:style-name="P23"><text:tab/>Se podra acceder a la aplicacion a atraves de diversos usuarios los cuales tendran distintas <text:tab/>opciones y menus en esta, adaptados a su rol, estos son (alumnos, centro, empresas).</text:p>
      <text:p text:style-name="P2"/>
      <text:p text:style-name="P2"><text:tab/><text:span text:style-name="T6">Menu General:</text:span></text:p>
      <text:p text:style-name="P2"/>
      <text:p text:style-name="P18"><draw:frame draw:style-name="fr2" draw:name="gráficos1" text:anchor-type="paragraph" svg:x="0.076cm" svg:width="16.723cm" svg:height="1.328cm" draw:z-index="1"><draw:image xlink:href="Pictures/10000000000003FF0000005049CB7013.png" xlink:type="simple" xlink:show="embed" xlink:actuate="onLoad"/></draw:frame><draw:frame draw:style-name="fr3" draw:name="gráficos3" text:anchor-type="paragraph" svg:x="0cm" svg:y="0cm" svg:width="16.799cm" svg:height="0.041cm" draw:z-index="2"><draw:image xlink:href="Pictures/10000000000003E6000000010F3809F8.png" xlink:type="simple" xlink:show="embed" xlink:actuate="onLoad"/></draw:frame></text:p>
      <text:p text:style-name="P30"><text:tab/><text:span text:style-name="T6">Alumnos:</text:span> estos se registraran a traves de un formulario en el cual especificaran la titulacion <text:tab/>que poseen, experiencia laboral, y diversas informaciones que la aplicacion usara para generar <text:tab/>un curriculum, siguiendo el modelo europeo, que sera enviado a las empresas.</text:p>
      <text:p text:style-name="P2"><text:tab/><text:span text:style-name="T6">Opciones:</text:span></text:p>
      <text:list xml:id="list6285632864504814039" text:style-name="L11">
        <text:list-item>
          <text:p text:style-name="P9"><text:span text:style-name="T7">Podran enviar su curriculum a empresas</text:span></text:p>
        </text:list-item>
        <text:list-item>
          <text:p text:style-name="P5">Ver Distintas Ofertas Disponibles y contactar con la empresa</text:p>
        </text:list-item>
        <text:list-item>
          <text:p text:style-name="P5">Ver Perfil</text:p>
          <text:p text:style-name="P5"/>
        </text:list-item>
      </text:list>
      <text:p text:style-name="P23"><text:tab/><text:span text:style-name="T6">Centro:</text:span> usuarios con la capacidad de gestion de alumnos y empresas, podran dar de alta los <text:tab/>ciclos que se imparten en el centro y especificar las capacidades que le dan estos titulos a los <text:tab/>alumnos</text:p>
      <text:p text:style-name="P2"><text:tab/><text:span text:style-name="T6">Opciones:</text:span></text:p>
      <text:list xml:id="list1922734421992430162" text:style-name="L10">
        <text:list-item>
          <text:p text:style-name="P10"><text:span text:style-name="T7">Alta Baja Empresas</text:span></text:p>
        </text:list-item>
        <text:list-item>
          <text:p text:style-name="P10"><text:span text:style-name="T7">Alta Baja Alumnos</text:span></text:p>
        </text:list-item>
        <text:list-item>
          <text:p text:style-name="P6">Alta Baja Centro</text:p>
        </text:list-item>
        <text:list-item>
          <text:p text:style-name="P6">Alta Baja Ciclo</text:p>
        </text:list-item>
        <text:list-item>
          <text:p text:style-name="P6">Gestion de Ofertas</text:p>
        </text:list-item>
        <text:list-item>
          <text:p text:style-name="P6">Ver Perfil</text:p>
        </text:list-item>
      </text:list>
      <text:p text:style-name="P2"/>
      <text:p text:style-name="P23"><text:tab/><text:span text:style-name="T6">Empresas:</text:span> las empresas crearan ofertas especificando todo lo que necesitan y dando datos de <text:tab/>la empresa para asi saber que alumnos son los que mejor reunen las carateristicas de la <text:tab/>empresa tanto por localizacion como capacidades des estos.</text:p>
      <text:p text:style-name="P2"><text:tab/><text:span text:style-name="T6">Opciones:</text:span></text:p>
      <text:list xml:id="list8024366558879596654" text:style-name="L12">
        <text:list-item>
          <text:p text:style-name="P7">Crear ofertas</text:p>
        </text:list-item>
        <text:list-item>
          <text:p text:style-name="P7">Ver Distintos Alumnos y contactar con estos</text:p>
        </text:list-item>
        <text:list-item>
          <text:p text:style-name="P7">Ver Perfil</text:p>
        </text:list-item>
      </text:list>
      <text:p text:style-name="P2"/>
      <text:h text:style-name="Heading_20_2" text:outline-level="2"><text:soft-page-break/></text:h>
      <text:h text:style-name="Heading_20_2" text:outline-level="2"><text:s text:c="4"/><text:span text:style-name="T9"><text:s/>3.3 Definición de las Tareas y Subtareas</text:span></text:h>
      <text:p text:style-name="P2"/>
      <text:p text:style-name="P2"><text:tab/><text:span text:style-name="T10">Base de datos(MYSQL)</text:span></text:p>
      <text:p text:style-name="P2"/>
      <text:list xml:id="list4283080655857991103" text:style-name="L4">
        <text:list-item>
          <text:p text:style-name="P11"><text:span text:style-name="T7">Diseño Base de datos</text:span></text:p>
        </text:list-item>
      </text:list>
      <text:p text:style-name="P2"/>
      <text:p text:style-name="P2"><text:tab/><text:span text:style-name="T10">Parte Funcional (PHP)</text:span></text:p>
      <text:p text:style-name="P2"/>
      <text:list xml:id="list400909504239309599" text:style-name="L3">
        <text:list-item>
          <text:p text:style-name="P12"><text:span text:style-name="T7">Gestion General:</text:span></text:p>
        </text:list-item>
      </text:list>
      <text:p text:style-name="P2"><text:tab/><text:tab/>-sistema de listado de empresas, alumnos, profesores y ofertas</text:p>
      <text:p text:style-name="P2"><text:tab/><text:tab/>-sistema de busqueda general en toda la aplicacion</text:p>
      <text:p text:style-name="P2"><text:tab/><text:tab/>-sistema de busqueda especifico para cada una de las pertes de a web (alumnos, <text:tab/><text:tab/><text:tab/><text:tab/>ofertas...)</text:p>
      <text:p text:style-name="P2"><text:tab/><text:tab/>-sistema de login atendiendo al rol</text:p>
      <text:p text:style-name="P2"><text:tab/><text:tab/>-sistema de informacion de: politica de web, aviso legal, proteccion de datos, uso de <text:tab/><text:tab/><text:tab/>cookies...</text:p>
      <text:p text:style-name="P2"/>
      <text:p text:style-name="P2"/>
      <text:list xml:id="list414130508681880106" text:style-name="L5">
        <text:list-item>
          <text:p text:style-name="P13"><text:span text:style-name="T7">Gestion de empresas:</text:span></text:p>
        </text:list-item>
      </text:list>
      <text:p text:style-name="P2"><text:tab/><text:tab/>-crear formularios para las ofertas(Alta/baja)</text:p>
      <text:p text:style-name="P2"><text:tab/><text:tab/>-crear sistema que envie por correo la oferta a los usuario centro para que estos puedan <text:tab/><text:tab/><text:tab/>dar su visto bueno y asi enviarlo a los alumnos</text:p>
      <text:p text:style-name="P2"><text:tab/><text:tab/>-crear sistema modificacion de datos de la emrpesa</text:p>
      <text:p text:style-name="P2"/>
      <text:p text:style-name="P2"/>
      <text:list xml:id="list2814245269302195201" text:style-name="L6">
        <text:list-item>
          <text:p text:style-name="P14"><text:span text:style-name="T7">Gestion de alumnos</text:span></text:p>
        </text:list-item>
      </text:list>
      <text:p text:style-name="P2"><text:tab/><text:tab/>-crear formularios para alta de alumnos recogiendo datos personales de stos</text:p>
      <text:p text:style-name="P2"><text:tab/><text:tab/>-crear script que genere curriculum con el modelo europeo</text:p>
      <text:p text:style-name="P2"><text:tab/><text:tab/>-crear sistema modificacion de datos del alumno</text:p>
      <text:p text:style-name="P2"/>
      <text:list xml:id="list7264945263063285279" text:style-name="L7">
        <text:list-item>
          <text:p text:style-name="P16"><text:span text:style-name="T7">Gestion de Centro</text:span></text:p>
        </text:list-item>
      </text:list>
      <text:p text:style-name="P2"><text:tab/><text:tab/>-Crear formularios para alta de profesores recogiendo datos personales</text:p>
      <text:p text:style-name="P2"><text:tab/><text:tab/>-sistema de activacion de usuarios empresa, como de ofertas.</text:p>
      <text:p text:style-name="P2"><text:tab/><text:tab/>-sistema de Alta/baja de alumnos, empresas, ofertas, centro.</text:p>
      <text:p text:style-name="P2"/>
      <text:p text:style-name="P2"><text:tab/><text:span text:style-name="T10">Parte Estetica (css, bootstrap)</text:span></text:p>
      <text:p text:style-name="P2"/>
      <text:list xml:id="list3139289424448870230" text:style-name="L8">
        <text:list-item>
          <text:p text:style-name="P15"><text:span text:style-name="T7">Diseño de la web general y estilos.</text:span></text:p>
        </text:list-item>
        <text:list-item>
          <text:p text:style-name="P15"><text:span text:style-name="T7">Creacion de menus dependiendo del rol</text:span></text:p>
        </text:list-item>
        <text:list-item>
          <text:p text:style-name="P17"><text:span text:style-name="T5">Creacion de plantilla para mostrar cada alumno, oferta, empresa, profesor.</text:span></text:p>
        </text:list-item>
      </text:lis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 text:c="5"/></text:h>
      <text:p text:style-name="P2"/>
      <text:h text:style-name="Heading_20_2" text:outline-level="2"><text:soft-page-break/><text:s text:c="5"/>3.4 Estimación del coste temporal y económico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1">Tarea</text:p>
          </table:table-cell>
          <table:table-cell table:style-name="Tabla1.B1" office:value-type="string">
            <text:p text:style-name="P31">Coste temporal</text:p>
          </table:table-cell>
          <table:table-cell table:style-name="Tabla1.C1" office:value-type="string">
            <text:p text:style-name="P31">Coste Económico*</text:p>
          </table:table-cell>
        </table:table-row>
        <table:table-row table:style-name="Tabla1.1">
          <table:table-cell table:style-name="Tabla1.A2" table:number-columns-spanned="3" office:value-type="string">
            <text:p text:style-name="P31">Base de Datos</text:p>
          </table:table-cell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37">Diseño</text:p>
          </table:table-cell>
          <table:table-cell table:style-name="Tabla1.A3" office:value-type="string">
            <text:p text:style-name="P38">5 horas</text:p>
          </table:table-cell>
          <table:table-cell table:style-name="Tabla1.C3" office:value-type="string">
            <text:p text:style-name="P39"><text:span text:style-name="T2">24,45</text:span><text:span text:style-name="T1">€</text:span> </text:p>
          </table:table-cell>
        </table:table-row>
        <table:table-row table:style-name="Tabla1.3">
          <table:table-cell table:style-name="Tabla1.A4" office:value-type="string">
            <text:p text:style-name="P37">Creación Base de datos</text:p>
          </table:table-cell>
          <table:table-cell table:style-name="Tabla1.A4" office:value-type="string">
            <text:p text:style-name="P38">2 horas</text:p>
          </table:table-cell>
          <table:table-cell table:style-name="Tabla1.C4" office:value-type="string">
            <text:p text:style-name="P39"><text:span text:style-name="T2">9,78</text:span><text:span text:style-name="T1">€</text:span> </text:p>
          </table:table-cell>
        </table:table-row>
        <table:table-row table:style-name="Tabla1.3">
          <table:table-cell table:style-name="Tabla1.A4" office:value-type="string">
            <text:p text:style-name="P37">Llenado BD ejemplos</text:p>
          </table:table-cell>
          <table:table-cell table:style-name="Tabla1.A4" office:value-type="string">
            <text:p text:style-name="P38">2 <text:s/>horas</text:p>
          </table:table-cell>
          <table:table-cell table:style-name="Tabla1.C4" office:value-type="string">
            <text:p text:style-name="P39"><text:span text:style-name="T2">9,78</text:span><text:span text:style-name="T1">€</text:span> </text:p>
          </table:table-cell>
        </table:table-row>
        <table:table-row table:style-name="Tabla1.1">
          <table:table-cell table:style-name="Tabla1.C4" table:number-columns-spanned="3" office:value-type="string">
            <text:p text:style-name="P31">Parte Funcional</text:p>
          </table:table-cell>
          <table:covered-table-cell/>
          <table:covered-table-cell/>
        </table:table-row>
        <table:table-row table:style-name="Tabla1.3">
          <table:table-cell table:style-name="Tabla1.A4" office:value-type="string">
            <text:p text:style-name="P40">Gestión General</text:p>
          </table:table-cell>
          <table:table-cell table:style-name="Tabla1.A4" office:value-type="string">
            <text:p text:style-name="P41">25 horas</text:p>
          </table:table-cell>
          <table:table-cell table:style-name="Tabla1.C4" office:value-type="string">
            <text:p text:style-name="P42"><text:span text:style-name="T2">122,25</text:span><text:span text:style-name="T1">€</text:span> </text:p>
          </table:table-cell>
        </table:table-row>
        <table:table-row table:style-name="Tabla1.3">
          <table:table-cell table:style-name="Tabla1.A4" office:value-type="string">
            <text:p text:style-name="P40">Gestión Empresa</text:p>
          </table:table-cell>
          <table:table-cell table:style-name="Tabla1.A4" office:value-type="string">
            <text:p text:style-name="P41">12 horas</text:p>
          </table:table-cell>
          <table:table-cell table:style-name="Tabla1.C4" office:value-type="string">
            <text:p text:style-name="P42"><text:span text:style-name="T2">58,68</text:span><text:span text:style-name="T1">€</text:span> </text:p>
          </table:table-cell>
        </table:table-row>
        <table:table-row table:style-name="Tabla1.3">
          <table:table-cell table:style-name="Tabla1.A4" office:value-type="string">
            <text:p text:style-name="P40">Gestión Alumnos</text:p>
          </table:table-cell>
          <table:table-cell table:style-name="Tabla1.A4" office:value-type="string">
            <text:p text:style-name="P41">12 horas</text:p>
          </table:table-cell>
          <table:table-cell table:style-name="Tabla1.C4" office:value-type="string">
            <text:p text:style-name="P42"><text:span text:style-name="T2">58,68</text:span><text:span text:style-name="T1">€</text:span> </text:p>
          </table:table-cell>
        </table:table-row>
        <table:table-row table:style-name="Tabla1.3">
          <table:table-cell table:style-name="Tabla1.A4" office:value-type="string">
            <text:p text:style-name="P40">Gestión Centro</text:p>
          </table:table-cell>
          <table:table-cell table:style-name="Tabla1.A4" office:value-type="string">
            <text:p text:style-name="P41">12 horas</text:p>
          </table:table-cell>
          <table:table-cell table:style-name="Tabla1.C4" office:value-type="string">
            <text:p text:style-name="P42"><text:span text:style-name="T2">58,68</text:span><text:span text:style-name="T1">€</text:span> </text:p>
          </table:table-cell>
        </table:table-row>
        <table:table-row table:style-name="Tabla1.1">
          <table:table-cell table:style-name="Tabla1.C4" table:number-columns-spanned="3" office:value-type="string">
            <text:p text:style-name="P34">Parte Estética</text:p>
          </table:table-cell>
          <table:covered-table-cell/>
          <table:covered-table-cell/>
        </table:table-row>
        <table:table-row table:style-name="Tabla1.3">
          <table:table-cell table:style-name="Tabla1.A4" office:value-type="string">
            <text:p text:style-name="P40">Diseño General</text:p>
          </table:table-cell>
          <table:table-cell table:style-name="Tabla1.A4" office:value-type="string">
            <text:p text:style-name="P41">4 horas</text:p>
          </table:table-cell>
          <table:table-cell table:style-name="Tabla1.C4" office:value-type="string">
            <text:p text:style-name="P42"><text:span text:style-name="T2">19,56</text:span><text:span text:style-name="T1">€</text:span> </text:p>
          </table:table-cell>
        </table:table-row>
        <table:table-row table:style-name="Tabla1.3">
          <table:table-cell table:style-name="Tabla1.A4" office:value-type="string">
            <text:p text:style-name="P40">Creación de menús</text:p>
          </table:table-cell>
          <table:table-cell table:style-name="Tabla1.A4" office:value-type="string">
            <text:p text:style-name="P41">1 hora</text:p>
          </table:table-cell>
          <table:table-cell table:style-name="Tabla1.C4" office:value-type="string">
            <text:p text:style-name="P42"><text:span text:style-name="T2">4,89</text:span><text:span text:style-name="T1">€</text:span> </text:p>
          </table:table-cell>
        </table:table-row>
        <table:table-row table:style-name="Tabla1.3">
          <table:table-cell table:style-name="Tabla1.A4" office:value-type="string">
            <text:p text:style-name="P40">Creación de plantillas especificas</text:p>
          </table:table-cell>
          <table:table-cell table:style-name="Tabla1.A4" office:value-type="string">
            <text:p text:style-name="P41">8 horas</text:p>
          </table:table-cell>
          <table:table-cell table:style-name="Tabla1.C4" office:value-type="string">
            <text:p text:style-name="P42"><text:span text:style-name="T2">39,12</text:span><text:span text:style-name="T1">€</text:span> </text:p>
          </table:table-cell>
        </table:table-row>
        <table:table-row table:style-name="Tabla1.3">
          <table:table-cell table:style-name="Tabla1.A4" office:value-type="string">
            <text:p text:style-name="P40">Creación de Plantillas Correos</text:p>
          </table:table-cell>
          <table:table-cell table:style-name="Tabla1.A4" office:value-type="string">
            <text:p text:style-name="P41">5 horas</text:p>
          </table:table-cell>
          <table:table-cell table:style-name="Tabla1.C4" office:value-type="string">
            <text:p text:style-name="P42"><text:span text:style-name="T2">24,45</text:span><text:span text:style-name="T1">€</text:span> </text:p>
          </table:table-cell>
        </table:table-row>
        <table:table-row table:style-name="Tabla1.1">
          <table:table-cell table:style-name="Tabla1.C4" table:number-columns-spanned="3" office:value-type="string">
            <text:p text:style-name="P34">Otros</text:p>
          </table:table-cell>
          <table:covered-table-cell/>
          <table:covered-table-cell/>
        </table:table-row>
        <table:table-row table:style-name="Tabla1.3">
          <table:table-cell table:style-name="Tabla1.A4" office:value-type="string">
            <text:p text:style-name="P40">Resolución de problemas</text:p>
          </table:table-cell>
          <table:table-cell table:style-name="Tabla1.A4" office:value-type="string">
            <text:p text:style-name="P41">20 horas</text:p>
          </table:table-cell>
          <table:table-cell table:style-name="Tabla1.C4" office:value-type="string">
            <text:p text:style-name="P42"><text:span text:style-name="T2">97,8</text:span><text:span text:style-name="T1">€</text:span> </text:p>
          </table:table-cell>
        </table:table-row>
        <table:table-row table:style-name="Tabla1.3">
          <table:table-cell table:style-name="Tabla1.A4" office:value-type="string">
            <text:p text:style-name="P40">Debug Formularios</text:p>
          </table:table-cell>
          <table:table-cell table:style-name="Tabla1.A4" office:value-type="string">
            <text:p text:style-name="P41">12 horas</text:p>
          </table:table-cell>
          <table:table-cell table:style-name="Tabla1.C4" office:value-type="string">
            <text:p text:style-name="P42"><text:span text:style-name="T2">58,68</text:span><text:span text:style-name="T1">€</text:span> </text:p>
          </table:table-cell>
        </table:table-row>
        <table:table-row table:style-name="Tabla1.1">
          <table:table-cell table:style-name="Tabla1.A19" office:value-type="string">
            <text:p text:style-name="P33">Total:</text:p>
          </table:table-cell>
          <table:table-cell table:style-name="Tabla1.B19" office:value-type="string">
            <text:p text:style-name="P34">120 horas</text:p>
          </table:table-cell>
          <table:table-cell table:style-name="Tabla1.C19" office:value-type="string">
            <text:p text:style-name="P35"><text:span text:style-name="T2">586,8</text:span><text:span text:style-name="T1">€</text:span> </text:p>
          </table:table-cell>
        </table:table-row>
      </table:table>
      <text:p text:style-name="P2"/>
      <text:list xml:id="list5935557757030649108" text:style-name="RTF_5f_Num_20_4">
        <text:list-header>
          <text:p text:style-name="P44"><text:span text:style-name="T7">*(Todo el codigo ha sido creado por mi o utilizando software libre de uso gratuito para desarrollo web por lo que la estimacion del coste economico es a traves del salario minimo interprofesional, que es de 4,89 </text:span><text:span text:style-name="T1">€</text:span><text:span text:style-name="T7">/hora)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ymbol" svg:font-family="Symbol"/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Negrita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List" style:display-name="Bullet List" style:family="paragraph" style:next-style-name="Standard">
      <style:paragraph-properties fo:margin-left="1.27cm" fo:margin-right="0cm" fo:text-indent="-0.76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>
        <style:tab-stops/>
      </style:paragraph-properties>
      <style:text-properties fo:text-transform="uppercase" fo:color="#333366" style:font-name="Comic Sans MS1" fo:font-size="18pt" style:text-underline-style="none" fo:font-weight="bold" style:text-underline-mode="continuous" style:text-overline-mode="continuous" style:text-line-through-mode="continuous" style:text-blinking="false" style:font-size-asian="115%" style:font-weight-asian="bold" style:font-size-complex="115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color="#333366" style:font-name="Comic Sans MS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RTF_5f_Num_20_4_20_1" style:display-name="RTF_Num 4 1" style:family="text">
      <style:text-properties style:font-name="Symbol" style:font-name-asian="Symbol" style:font-name-complex="Symbol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4" style:display-name="RTF_Num 4" text:consecutive-numbering="true">
      <text:list-level-style-bullet text:level="1" text:style-name="RTF_5f_Num_20_4_20_1" style:num-suffix="." text:bullet-char="">
        <style:list-level-properties text:space-before="0.51cm" text:min-label-width="0.76cm"/>
        <style:text-properties style:font-name="Symbol"/>
      </text:list-level-style-bullet>
      <text:list-level-style-bullet text:level="2" text:style-name="RTF_5f_Num_20_4_20_1" style:num-suffix="." text:bullet-char="">
        <style:list-level-properties text:space-before="1.78cm" text:min-label-width="0.76cm"/>
        <style:text-properties style:font-name="Symbol"/>
      </text:list-level-style-bullet>
      <text:list-level-style-bullet text:level="3" text:style-name="RTF_5f_Num_20_4_20_1" style:num-suffix="." text:bullet-char="">
        <style:list-level-properties text:space-before="3.05cm" text:min-label-width="0.76cm"/>
        <style:text-properties style:font-name="Symbol"/>
      </text:list-level-style-bullet>
      <text:list-level-style-bullet text:level="4" text:style-name="RTF_5f_Num_20_4_20_1" style:num-suffix="." text:bullet-char="">
        <style:list-level-properties text:space-before="4.32cm" text:min-label-width="0.76cm"/>
        <style:text-properties style:font-name="Symbol"/>
      </text:list-level-style-bullet>
      <text:list-level-style-bullet text:level="5" text:style-name="RTF_5f_Num_20_4_20_1" style:num-suffix="." text:bullet-char="">
        <style:list-level-properties text:space-before="5.59cm" text:min-label-width="0.76cm"/>
        <style:text-properties style:font-name="Symbol"/>
      </text:list-level-style-bullet>
      <text:list-level-style-bullet text:level="6" text:style-name="RTF_5f_Num_20_4_20_1" style:num-suffix="." text:bullet-char="">
        <style:list-level-properties text:space-before="6.86cm" text:min-label-width="0.76cm"/>
        <style:text-properties style:font-name="Symbol"/>
      </text:list-level-style-bullet>
      <text:list-level-style-bullet text:level="7" text:style-name="RTF_5f_Num_20_4_20_1" style:num-suffix="." text:bullet-char="">
        <style:list-level-properties text:space-before="8.13cm" text:min-label-width="0.76cm"/>
        <style:text-properties style:font-name="Symbol"/>
      </text:list-level-style-bullet>
      <text:list-level-style-bullet text:level="8" text:style-name="RTF_5f_Num_20_4_20_1" style:num-suffix="." text:bullet-char="">
        <style:list-level-properties text:space-before="9.4cm" text:min-label-width="0.76cm"/>
        <style:text-properties style:font-name="Symbol"/>
      </text:list-level-style-bullet>
      <text:list-level-style-bullet text:level="9" text:style-name="RTF_5f_Num_20_4_20_1" style:num-suffix="." text:bullet-char="">
        <style:list-level-properties text:space-before="10.67cm" text:min-label-width="0.76cm"/>
        <style:text-properties style:font-name="Symbol"/>
      </text:list-level-style-bullet>
      <text:list-level-style-bullet text:level="10" text:style-name="RTF_5f_Num_20_4_20_1" style:num-suffix="." text:bullet-char="">
        <style:list-level-properties text:space-before="11.94cm" text:min-label-width="0.76cm"/>
        <style:text-properties style:font-name="Symbol"/>
      </text:list-level-style-bullet>
    </text:list-style>
    <text:list-style style:name="RTF_5f_Num_20_2" style:display-name="RTF_Num 2" text:consecutive-numbering="true">
      <text:list-level-style-bullet text:level="1" text:style-name="RTF_5f_Num_20_2_20_1" style:num-suffix="." text:bullet-char="">
        <style:list-level-properties text:space-before="0.51cm" text:min-label-width="0.76cm"/>
        <style:text-properties style:font-name="Symbol"/>
      </text:list-level-style-bullet>
      <text:list-level-style-bullet text:level="2" text:style-name="RTF_5f_Num_20_2_20_1" style:num-suffix="." text:bullet-char="">
        <style:list-level-properties text:space-before="1.78cm" text:min-label-width="0.76cm"/>
        <style:text-properties style:font-name="Symbol"/>
      </text:list-level-style-bullet>
      <text:list-level-style-bullet text:level="3" text:style-name="RTF_5f_Num_20_2_20_1" style:num-suffix="." text:bullet-char="">
        <style:list-level-properties text:space-before="3.05cm" text:min-label-width="0.76cm"/>
        <style:text-properties style:font-name="Symbol"/>
      </text:list-level-style-bullet>
      <text:list-level-style-bullet text:level="4" text:style-name="RTF_5f_Num_20_2_20_1" style:num-suffix="." text:bullet-char="">
        <style:list-level-properties text:space-before="4.32cm" text:min-label-width="0.76cm"/>
        <style:text-properties style:font-name="Symbol"/>
      </text:list-level-style-bullet>
      <text:list-level-style-bullet text:level="5" text:style-name="RTF_5f_Num_20_2_20_1" style:num-suffix="." text:bullet-char="">
        <style:list-level-properties text:space-before="5.59cm" text:min-label-width="0.76cm"/>
        <style:text-properties style:font-name="Symbol"/>
      </text:list-level-style-bullet>
      <text:list-level-style-bullet text:level="6" text:style-name="RTF_5f_Num_20_2_20_1" style:num-suffix="." text:bullet-char="">
        <style:list-level-properties text:space-before="6.86cm" text:min-label-width="0.76cm"/>
        <style:text-properties style:font-name="Symbol"/>
      </text:list-level-style-bullet>
      <text:list-level-style-bullet text:level="7" text:style-name="RTF_5f_Num_20_2_20_1" style:num-suffix="." text:bullet-char="">
        <style:list-level-properties text:space-before="8.13cm" text:min-label-width="0.76cm"/>
        <style:text-properties style:font-name="Symbol"/>
      </text:list-level-style-bullet>
      <text:list-level-style-bullet text:level="8" text:style-name="RTF_5f_Num_20_2_20_1" style:num-suffix="." text:bullet-char="">
        <style:list-level-properties text:space-before="9.4cm" text:min-label-width="0.76cm"/>
        <style:text-properties style:font-name="Symbol"/>
      </text:list-level-style-bullet>
      <text:list-level-style-bullet text:level="9" text:style-name="RTF_5f_Num_20_2_20_1" style:num-suffix="." text:bullet-char="">
        <style:list-level-properties text:space-before="10.67cm" text:min-label-width="0.76cm"/>
        <style:text-properties style:font-name="Symbol"/>
      </text:list-level-style-bullet>
      <text:list-level-style-bullet text:level="10" text:style-name="RTF_5f_Num_20_2_20_1" style:num-suffix="." text:bullet-char="">
        <style:list-level-properties text:space-before="11.94cm" text:min-label-width="0.76cm"/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style:num-suffix="." text:bullet-char="">
        <style:list-level-properties text:space-before="0.51cm" text:min-label-width="0.76cm"/>
        <style:text-properties style:font-name="Symbol"/>
      </text:list-level-style-bullet>
      <text:list-level-style-bullet text:level="2" text:style-name="RTF_5f_Num_20_3_20_1" style:num-suffix="." text:bullet-char="">
        <style:list-level-properties text:space-before="1.78cm" text:min-label-width="0.76cm"/>
        <style:text-properties style:font-name="Symbol"/>
      </text:list-level-style-bullet>
      <text:list-level-style-bullet text:level="3" text:style-name="RTF_5f_Num_20_3_20_1" style:num-suffix="." text:bullet-char="">
        <style:list-level-properties text:space-before="3.05cm" text:min-label-width="0.76cm"/>
        <style:text-properties style:font-name="Symbol"/>
      </text:list-level-style-bullet>
      <text:list-level-style-bullet text:level="4" text:style-name="RTF_5f_Num_20_3_20_1" style:num-suffix="." text:bullet-char="">
        <style:list-level-properties text:space-before="4.32cm" text:min-label-width="0.76cm"/>
        <style:text-properties style:font-name="Symbol"/>
      </text:list-level-style-bullet>
      <text:list-level-style-bullet text:level="5" text:style-name="RTF_5f_Num_20_3_20_1" style:num-suffix="." text:bullet-char="">
        <style:list-level-properties text:space-before="5.59cm" text:min-label-width="0.76cm"/>
        <style:text-properties style:font-name="Symbol"/>
      </text:list-level-style-bullet>
      <text:list-level-style-bullet text:level="6" text:style-name="RTF_5f_Num_20_3_20_1" style:num-suffix="." text:bullet-char="">
        <style:list-level-properties text:space-before="6.86cm" text:min-label-width="0.76cm"/>
        <style:text-properties style:font-name="Symbol"/>
      </text:list-level-style-bullet>
      <text:list-level-style-bullet text:level="7" text:style-name="RTF_5f_Num_20_3_20_1" style:num-suffix="." text:bullet-char="">
        <style:list-level-properties text:space-before="8.13cm" text:min-label-width="0.76cm"/>
        <style:text-properties style:font-name="Symbol"/>
      </text:list-level-style-bullet>
      <text:list-level-style-bullet text:level="8" text:style-name="RTF_5f_Num_20_3_20_1" style:num-suffix="." text:bullet-char="">
        <style:list-level-properties text:space-before="9.4cm" text:min-label-width="0.76cm"/>
        <style:text-properties style:font-name="Symbol"/>
      </text:list-level-style-bullet>
      <text:list-level-style-bullet text:level="9" text:style-name="RTF_5f_Num_20_3_20_1" style:num-suffix="." text:bullet-char="">
        <style:list-level-properties text:space-before="10.67cm" text:min-label-width="0.76cm"/>
        <style:text-properties style:font-name="Symbol"/>
      </text:list-level-style-bullet>
      <text:list-level-style-bullet text:level="10" text:style-name="RTF_5f_Num_20_3_20_1" style:num-suffix="." text:bullet-char="">
        <style:list-level-properties text:space-before="11.94cm" text:min-label-width="0.76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046cm" fo:border="0.035cm solid #000066" fo:padding="0.049cm" style:shadow="none" fo:background-color="#eeeeee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15:24:57.77</meta:creation-date>
    <dc:date>2016-05-14T19:24:49.01</dc:date>
    <meta:editing-duration>PT2H36M52S</meta:editing-duration>
    <meta:editing-cycles>3</meta:editing-cycles>
    <meta:generator>OpenOffice/4.1.1$Win32 OpenOffice.org_project/411m6$Build-9775</meta:generator>
    <meta:document-statistic meta:table-count="2" meta:image-count="3" meta:object-count="0" meta:page-count="7" meta:paragraph-count="156" meta:word-count="1077" meta:character-count="6881"/>
  </office:meta>
</office:document-meta>
</file>